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ff8000" loext:opacity="100%" officeooo:rsid="002b0741" officeooo:paragraph-rsid="001fa32b"/>
    </style:style>
    <style:style style:name="P2" style:family="paragraph" style:parent-style-name="Standard">
      <style:text-properties fo:color="#158466" loext:opacity="100%" officeooo:rsid="001d1523" officeooo:paragraph-rsid="001fa32b"/>
    </style:style>
    <style:style style:name="P3" style:family="paragraph" style:parent-style-name="Standard">
      <style:text-properties fo:color="#158466" loext:opacity="100%" officeooo:rsid="001fa32b" officeooo:paragraph-rsid="001fa32b"/>
    </style:style>
    <style:style style:name="P4" style:family="paragraph" style:parent-style-name="Standard">
      <style:text-properties officeooo:rsid="001d1523" officeooo:paragraph-rsid="001fa32b"/>
    </style:style>
    <style:style style:name="P5" style:family="paragraph" style:parent-style-name="Standard">
      <style:text-properties fo:color="#bf0041" loext:opacity="100%" officeooo:rsid="001d1523" officeooo:paragraph-rsid="001fa32b" fo:background-color="transparent"/>
    </style:style>
    <style:style style:name="P6" style:family="paragraph" style:parent-style-name="Standard">
      <style:text-properties officeooo:paragraph-rsid="001fa32b"/>
    </style:style>
    <style:style style:name="P7" style:family="paragraph" style:parent-style-name="Standard">
      <style:text-properties fo:color="#ffb66c" loext:opacity="100%" officeooo:rsid="002b0741" officeooo:paragraph-rsid="001fa32b"/>
    </style:style>
    <style:style style:name="P8" style:family="paragraph" style:parent-style-name="Standard">
      <style:text-properties fo:color="#2a6099" loext:opacity="100%" officeooo:rsid="002365eb" officeooo:paragraph-rsid="001fa32b" fo:background-color="transparent"/>
    </style:style>
    <style:style style:name="P9" style:family="paragraph" style:parent-style-name="Standard">
      <style:text-properties fo:color="#ff8000" loext:opacity="100%" officeooo:rsid="002b0741" officeooo:paragraph-rsid="001fa32b"/>
    </style:style>
    <style:style style:name="P10" style:family="paragraph" style:parent-style-name="Standard">
      <style:text-properties fo:color="#5b277d" loext:opacity="100%" officeooo:rsid="002b0741" officeooo:paragraph-rsid="001fa32b"/>
    </style:style>
    <style:style style:name="P11" style:family="paragraph" style:parent-style-name="Standard">
      <style:text-properties officeooo:rsid="002365eb" officeooo:paragraph-rsid="001fa32b"/>
    </style:style>
    <style:style style:name="P12" style:family="paragraph" style:parent-style-name="Text_20_body">
      <style:text-properties fo:color="#ff8000" loext:opacity="100%" officeooo:rsid="002b0741" officeooo:paragraph-rsid="001fa32b"/>
    </style:style>
    <style:style style:name="P13" style:family="paragraph" style:parent-style-name="Text_20_body">
      <style:paragraph-properties fo:margin-top="0cm" fo:margin-bottom="0cm" style:contextual-spacing="false"/>
      <style:text-properties fo:color="#ff8000" loext:opacity="100%" officeooo:paragraph-rsid="001fa32b"/>
    </style:style>
    <style:style style:name="P14" style:family="paragraph" style:parent-style-name="Text_20_body">
      <style:text-properties fo:color="#ff8000" loext:opacity="100%" officeooo:paragraph-rsid="001fa32b"/>
    </style:style>
    <style:style style:name="P15" style:family="paragraph" style:parent-style-name="Text_20_body">
      <style:text-properties fo:color="#000000" loext:opacity="100%" officeooo:paragraph-rsid="001fa32b"/>
    </style:style>
    <style:style style:name="P16" style:family="paragraph" style:parent-style-name="Text_20_body">
      <style:text-properties fo:color="#000000" loext:opacity="100%" officeooo:rsid="00201e07" officeooo:paragraph-rsid="00201e07"/>
    </style:style>
    <style:style style:name="P17" style:family="paragraph" style:parent-style-name="Text_20_body">
      <style:text-properties fo:color="#000000" loext:opacity="100%" officeooo:rsid="0020c7fd" officeooo:paragraph-rsid="0020c7fd"/>
    </style:style>
    <style:style style:name="P18" style:family="paragraph" style:parent-style-name="Text_20_body">
      <style:text-properties fo:color="#50200c" loext:opacity="100%" officeooo:rsid="00201e07" officeooo:paragraph-rsid="00201e07"/>
    </style:style>
    <style:style style:name="P19" style:family="paragraph" style:parent-style-name="Text_20_body">
      <style:text-properties fo:color="#50200c" loext:opacity="100%" officeooo:rsid="0020c7fd" officeooo:paragraph-rsid="0020c7fd"/>
    </style:style>
    <style:style style:name="P20" style:family="paragraph">
      <style:text-properties fo:color="#5b277d" loext:opacity="100%"/>
    </style:style>
    <style:style style:name="P21" style:family="paragraph">
      <loext:graphic-properties draw:fill="none" draw:fill-color="#ffffff"/>
      <style:text-properties fo:color="#5b277d" loext:opacity="100%"/>
    </style:style>
    <style:style style:name="P22" style:family="paragraph">
      <loext:graphic-properties draw:fill="none" draw:fill-color="#ffffff"/>
      <style:text-properties fo:color="#2a6099" loext:opacity="100%"/>
    </style:style>
    <style:style style:name="P23" style:family="paragraph">
      <loext:graphic-properties draw:fill="none" draw:fill-color="#ffffff"/>
      <style:text-properties fo:color="#158466" loext:opacity="100%"/>
    </style:style>
    <style:style style:name="P24" style:family="paragraph">
      <style:text-properties fo:color="#c9211e" loext:opacity="100%"/>
    </style:style>
    <style:style style:name="P25" style:family="paragraph">
      <loext:graphic-properties draw:fill="none" draw:fill-color="#ffffff"/>
      <style:text-properties fo:color="#c9211e" loext:opacity="100%"/>
    </style:style>
    <style:style style:name="T1" style:family="text">
      <style:text-properties fo:color="#bf0041" loext:opacity="100%"/>
    </style:style>
    <style:style style:name="T2" style:family="text">
      <style:text-properties fo:color="#bf0041" loext:opacity="100%" fo:background-color="transparent" loext:char-shading-value="0"/>
    </style:style>
    <style:style style:name="T3" style:family="text">
      <style:text-properties fo:color="#bf0041" loext:opacity="100%" fo:font-size="12pt" fo:font-weight="bold" officeooo:rsid="0030edad" style:font-size-asian="10.5pt" style:font-weight-asian="bold" style:font-size-complex="12pt" style:font-weight-complex="bold"/>
    </style:style>
    <style:style style:name="T4" style:family="text">
      <style:text-properties fo:color="#bf0041" loext:opacity="100%" officeooo:rsid="0030edad"/>
    </style:style>
    <style:style style:name="T5" style:family="text">
      <style:text-properties officeooo:rsid="002b074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officeooo:rsid="0020c7fd"/>
    </style:style>
    <style:style style:name="T11" style:family="text">
      <style:text-properties fo:color="#5b277d" loext:opacity="100%"/>
    </style:style>
    <style:style style:name="T12" style:family="text">
      <style:text-properties fo:color="#2a6099" loext:opacity="100%"/>
    </style:style>
    <style:style style:name="T13" style:family="text">
      <style:text-properties fo:color="#158466" loext:opacity="100%"/>
    </style:style>
    <style:style style:name="T14" style:family="text">
      <style:text-properties fo:color="#c9211e" loext:opacity="100%"/>
    </style:style>
    <style:style style:name="gr1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4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text:anchor-type="paragraph" draw:z-index="0" draw:name="Text Frame 1" draw:style-name="gr4" draw:text-style-name="P25" svg:width="5.16cm" svg:height="0.556cm" svg:x="7.706cm" svg:y="0.065cm"><draw:text-box><text:p text:style-name="P24"><text:span text:style-name="T14">Log In </text:span></text:p></draw:text-box></draw:frame><text:span text:style-name="T2">ssh -X </text:span><text:a xlink:type="simple" xlink:href="mailto:srikanth@14.139.134.235" text:style-name="Internet_20_link" text:visited-style-name="Visited_20_Internet_20_Link">srikanth@14.139.134.235</text:a></text:p>
      <text:p text:style-name="P4"><text:a xlink:type="simple" xlink:href="mailto:GPUacc@992" text:style-name="Internet_20_link" text:visited-style-name="Visited_20_Internet_20_Link"><text:span text:style-name="T2">GPUacc@992</text:span></text:a></text:p>
      <text:p text:style-name="P4"><text:span text:style-name="T2">ssh -X </text:span><text:a xlink:type="simple" xlink:href="mailto:srikanth@champ" text:style-name="Internet_20_link" text:visited-style-name="Visited_20_Internet_20_Link">srikanth@champ</text:a></text:p>
      <text:p text:style-name="P5">same password</text:p>
      <text:p text:style-name="P5"><draw:frame text:anchor-type="paragraph" draw:z-index="1" draw:name="Text Frame 2" draw:style-name="gr3" draw:text-style-name="P23" svg:width="3.678cm" svg:height="0.662cm" svg:x="7.415cm" svg:y="0.385cm"><draw:text-box><text:p><text:span text:style-name="T13">Directory Location</text:span></text:p></draw:text-box></draw:frame></text:p>
      <text:p text:style-name="P2">cd /scratch/srikanth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9">vi swim_pbs.bash <text:s text:c="6"/></text:span><text:s text:c="22"/></text:p>
      <text:p text:style-name="P3">file which contain the (</text:p>
      <text:p text:style-name="P3">1. option for which code to be run</text:p>
      <text:p text:style-name="P3">2. GPU <text:s text:c="2"/>or <text:s text:c="2"/>CPU</text:p>
      <text:p text:style-name="P3"/>
      <text:p text:style-name="P11"><draw:frame text:anchor-type="paragraph" draw:z-index="2" draw:name="Text Frame 3" draw:style-name="gr2" draw:text-style-name="P22" svg:width="4.261cm" svg:height="0.489cm" svg:x="6.516cm" svg:y="0.476cm"><draw:text-box><text:p><text:span text:style-name="T12">Submit a task</text:span></text:p></draw:text-box></draw:frame>--------------------------------------------------------------------------------------------------------</text:p>
      <text:p text:style-name="P8"><text:span text:style-name="T5">qsub </text:span>swin_pbs.bash</text:p>
      <text:p text:style-name="P9"><draw:frame text:anchor-type="paragraph" draw:z-index="3" draw:name="Text Frame 4" draw:style-name="gr1" draw:text-style-name="P21" svg:width="4.684cm" svg:height="0.503cm" svg:x="6.278cm" svg:y="0.376cm"><draw:text-box><text:p text:style-name="P20"><text:span text:style-name="T11">Status of jobs </text:span></text:p></draw:text-box></draw:frame></text:p>
      <text:p text:style-name="P10">qstat -u “srikanth”</text:p>
      <text:p text:style-name="P9"/>
      <text:p text:style-name="P1"><text:span text:style-name="Source_20_Text"><text:span text:style-name="T6"/></text:span></text:p>
      <text:p text:style-name="P1"><text:span text:style-name="Source_20_Text"><text:span text:style-name="T3">Access the editing File</text:span></text:span></text:p>
      <text:p text:style-name="P1"><text:span text:style-name="Source_20_Text"><text:span text:style-name="T1"/></text:span></text:p>
      <text:p text:style-name="P1"><text:span text:style-name="Source_20_Text"><text:span text:style-name="T1">vi gpu_task.o21937 – </text:span></text:span><text:span text:style-name="Source_20_Text"><text:span text:style-name="T4">to access Output of task “</text:span></text:span><text:span text:style-name="Source_20_Text"><text:span text:style-name="T1">21937”</text:span></text:span></text:p>
      <text:p text:style-name="P1"><text:span text:style-name="Source_20_Text"><text:span text:style-name="T4">vi gpu_task.e21937 – to access Error of task “21937”</text:span></text:span></text:p>
      <text:p text:style-name="P9"/>
      <text:p text:style-name="P12">ctrl + b to move a page screen back or “up”</text:p>
      <text:p text:style-name="P13">ctrl + f to move a page screen front or “down”</text:p>
      <text:p text:style-name="P13">ctrl + u to move a ½ page screen up.</text:p>
      <text:p text:style-name="P14">ctrl + d to move a ½ page screen down.</text:p>
      <text:p text:style-name="P14"/>
      <text:p text:style-name="P14">jupyter nbconvert --to script '/home/srikanth/Downloads/Eff_VIT.ipynb'</text:p>
      <text:p text:style-name="P15">-------------------------------------------------------------------------------------------------------------------</text:p>
      <text:p text:style-name="P16">Delete Directory / Delete a task /Delete File</text:p>
      <text:p text:style-name="P18">rm -r aug <text:s text:c="74"/><text:span text:style-name="T10">remove a folder</text:span></text:p>
      <text:p text:style-name="P19">rm Eff_Net <text:s text:c="71"/>remove a folder</text:p>
      <text:p text:style-name="P19">qdel '22118.champ1' <text:s text:c="57"/>delete a task from the Queue</text:p>
      <text:p text:style-name="P17">--------------------------------------------------------------------------------------------------------------------</text:p>
      <text:p text:style-name="P16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3:17:35.057527801</meta:creation-date>
    <dc:date>2024-05-02T15:14:12.082433245</dc:date>
    <meta:editing-duration>PT26M1S</meta:editing-duration>
    <meta:editing-cycles>1</meta:editing-cycles>
    <meta:document-statistic meta:table-count="0" meta:image-count="0" meta:object-count="0" meta:page-count="1" meta:paragraph-count="26" meta:word-count="133" meta:character-count="1293" meta:non-whitespace-character-count="950"/>
    <meta:generator>LibreOffice/7.3.7.2$Linux_X86_64 LibreOffice_project/30$Build-2</meta:generator>
  </office:meta>
</office:document-meta>
</file>